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>
      <style:text-properties officeooo:paragraph-rsid="0009e540"/>
    </style:style>
    <style:style style:name="P3" style:family="paragraph" style:parent-style-name="Heading_20_3">
      <style:text-properties fo:color="#c9211e" loext:opacity="100%" fo:font-weight="normal" style:font-weight-asian="normal" style:font-weight-complex="normal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fo:color="#c9211e" loext:opacity="100%" fo:font-weight="normal" style:font-weight-asian="normal" style:font-weight-complex="normal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text-properties fo:color="#c9211e" loext:opacity="100%" officeooo:paragraph-rsid="0009e540"/>
    </style:style>
    <style:style style:name="P8" style:family="paragraph" style:parent-style-name="Text_20_body">
      <style:text-properties officeooo:paragraph-rsid="0009e54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Schema Analysis in MongoDB</text:span></text:span></text:h>
      <text:p text:style-name="Text_20_body">Schema analysis in MongoDB helps optimize performance, maintain consistency, and improve query efficiency. Here are key aspects of schema analysis with examples:</text:p>
      <text:p text:style-name="Horizontal_20_Line"/>
      <text:h text:style-name="Heading_20_3" text:outline-level="3"><text:span text:style-name="Strong_20_Emphasis">1. Field Types &amp; Data Consistency</text:span></text:h>
      <text:p text:style-name="Text_20_body"><text:span text:style-name="Strong_20_Emphasis">Problem:</text:span> Different data types in the same field can cause issues during queries.<text:line-break/><text:span text:style-name="Strong_20_Emphasis">Example:</text:span></text:p>
      <text:p text:style-name="P4">{ "_id": 1, "price": "100" } <text:s/>// price as a string</text:p>
      <text:p text:style-name="P4">{ "_id": 2, "price": 150 } <text:s text:c="3"/>// price as a number</text:p>
      <text:p text:style-name="P6"/>
      <text:p text:style-name="P8"><text:span text:style-name="Strong_20_Emphasis"><text:span text:style-name="T5">Analysis:</text:span></text:span></text:p>
      <text:p text:style-name="P8">Inconsistent data types (<text:span text:style-name="Source_20_Text">string</text:span> vs. <text:span text:style-name="Source_20_Text">number</text:span>). </text:p>
      <text:p text:style-name="P8">Can lead to incorrect sorting or filtering.</text:p>
      <text:p text:style-name="P8"><text:span text:style-name="Strong_20_Emphasis">Solution:</text:span> Convert all values to a consistent data type (e.g., store <text:span text:style-name="Source_20_Text">price</text:span> as a number).</text:p>
      <text:h text:style-name="P2" text:outline-level="3"><text:span text:style-name="Strong_20_Emphasis">2. Field Distribution &amp; Frequency</text:span></text:h>
      <text:p text:style-name="Text_20_body"><text:span text:style-name="Strong_20_Emphasis">Problem:</text:span> Some fields may be present in some documents but not others.<text:line-break/><text:span text:style-name="Strong_20_Emphasis">Example:</text:span></text:p>
      <text:p text:style-name="P7">{ "_id": 1, "name": "John", "email": "john@example.com" }</text:p>
      <text:p text:style-name="P7">{ "_id": 2, "name": "Jane" } // Missing email field</text:p>
      <text:p text:style-name="P8"><text:span text:style-name="Strong_20_Emphasis"><text:span text:style-name="T5">Analysis:</text:span></text:span></text:p>
      <text:p text:style-name="P8">The <text:span text:style-name="Source_20_Text">email</text:span> field is optional and missing in some documents.<text:line-break/><text:span text:style-name="Strong_20_Emphasis">Solution:</text:span> Check if missing fields affect queries and decide whether to enforce required fields.</text:p>
      <text:h text:style-name="P2" text:outline-level="3"><text:span text:style-name="Strong_20_Emphasis">3. Nested Documents &amp; Arrays</text:span></text:h>
      <text:p text:style-name="Text_20_body"><text:span text:style-name="Strong_20_Emphasis">Problem:</text:span> Deeply nested structures can slow down queries.<text:line-break/><text:span text:style-name="Strong_20_Emphasis">Example:</text:span></text:p>
      <text:p text:style-name="Text_20_body"><text:span text:style-name="Strong_20_Emphasis"><text:span text:style-name="T3">{</text:span></text:span></text:p>
      <text:p text:style-name="Text_20_body"><text:span text:style-name="Strong_20_Emphasis"><text:span text:style-name="T3"><text:s text:c="2"/>"_id": 1,</text:span></text:span></text:p>
      <text:p text:style-name="Text_20_body"><text:span text:style-name="Strong_20_Emphasis"><text:span text:style-name="T3"><text:s text:c="2"/>"user": {</text:span></text:span></text:p>
      <text:p text:style-name="Text_20_body"><text:span text:style-name="Strong_20_Emphasis"><text:span text:style-name="T3"><text:s text:c="4"/>"name": "Alice",</text:span></text:span></text:p>
      <text:p text:style-name="Text_20_body"><text:span text:style-name="Strong_20_Emphasis"><text:span text:style-name="T3"><text:s text:c="4"/>"address": {</text:span></text:span></text:p>
      <text:p text:style-name="Text_20_body"><text:span text:style-name="Strong_20_Emphasis"><text:span text:style-name="T3"><text:s text:c="6"/>"city": "New York",</text:span></text:span></text:p>
      <text:p text:style-name="Text_20_body"><text:span text:style-name="Strong_20_Emphasis"><text:span text:style-name="T3"><text:s text:c="6"/>"zip": "10001"</text:span></text:span></text:p>
      <text:p text:style-name="Text_20_body"><text:span text:style-name="Strong_20_Emphasis"><text:span text:style-name="T3"><text:s text:c="4"/>}</text:span></text:span></text:p>
      <text:p text:style-name="Text_20_body"><text:soft-page-break/><text:span text:style-name="Strong_20_Emphasis"><text:span text:style-name="T3"><text:s text:c="2"/>}</text:span></text:span></text:p>
      <text:p text:style-name="Text_20_body"><text:span text:style-name="Strong_20_Emphasis"><text:span text:style-name="T3">}</text:span></text:span></text:p>
      <text:p text:style-name="P8"><text:span text:style-name="Strong_20_Emphasis">Analysis:</text:span></text:p>
      <text:p text:style-name="P8">Retrieving <text:span text:style-name="Source_20_Text">zip</text:span> requires accessing multiple levels (<text:span text:style-name="Source_20_Text">user.address.zip</text:span>).<text:line-break/><text:span text:style-name="Strong_20_Emphasis">Solution:</text:span> Flatten structure if frequent queries involve deep fields, e.g., <text:span text:style-name="Source_20_Text">"user_city": "New York"</text:span>.</text:p>
      <text:h text:style-name="P2" text:outline-level="3"><text:span text:style-name="Strong_20_Emphasis">4. Date &amp; Time Analysis</text:span></text:h>
      <text:p text:style-name="Text_20_body"><text:span text:style-name="Strong_20_Emphasis">Problem:</text:span> Understanding data growth and trends.<text:line-break/><text:span text:style-name="Strong_20_Emphasis">Example:</text:span></text:p>
      <text:p text:style-name="P7">{ "_id": 1, "order_date": "2024-01-01T12:00:00Z" }</text:p>
      <text:p text:style-name="P7">{ "_id": 2, "order_date": "2024-03-10T16:00:00Z" }</text:p>
      <text:p text:style-name="P8"><text:span text:style-name="Strong_20_Emphasis"><text:span text:style-name="T5">Analysis:</text:span></text:span></text:p>
      <text:p text:style-name="P8">Helps track seasonal trends in sales.<text:line-break/><text:span text:style-name="Strong_20_Emphasis">Solution:</text:span> Index <text:span text:style-name="Source_20_Text">order_date</text:span> for fast time-based queries.</text:p>
      <text:h text:style-name="P3" text:outline-level="3"><text:span text:style-name="Strong_20_Emphasis"><text:span text:style-name="T5">5. Categorical Data Distribution</text:span></text:span></text:h>
      <text:p text:style-name="Text_20_body"><text:span text:style-name="Strong_20_Emphasis">Problem:</text:span> Analyzing common values in a field.<text:line-break/><text:span text:style-name="Strong_20_Emphasis">Example:</text:span></text:p>
      <text:p text:style-name="P5">{ "_id": 1, "status": "pending" }</text:p>
      <text:p text:style-name="P5">{ "_id": 2, "status": "completed" }</text:p>
      <text:p text:style-name="P5">{ "_id": 3, "status": "pending" }</text:p>
      <text:p text:style-name="P5"/>
      <text:p text:style-name="P8"><text:span text:style-name="Strong_20_Emphasis"><text:span text:style-name="T5">Analysis:</text:span></text:span></text:p>
      <text:p text:style-name="P8"><text:span text:style-name="Source_20_Text">status</text:span> field has two main values: "pending" and "completed". </text:p>
      <text:p text:style-name="P8">Can help determine popular categories.<text:line-break/><text:span text:style-name="Strong_20_Emphasis">Solution:</text:span> Create an index on <text:span text:style-name="Source_20_Text">status</text:span> to improve filtering performance.</text:p>
      <text:h text:style-name="P3" text:outline-level="3"><text:span text:style-name="Strong_20_Emphasis"><text:span text:style-name="T5">6. Numerical Data &amp; Range Analysis</text:span></text:span></text:h>
      <text:p text:style-name="Text_20_body"><text:span text:style-name="Strong_20_Emphasis">Problem:</text:span> Identifying anomalies in numeric fields.<text:line-break/><text:span text:style-name="Strong_20_Emphasis">Example:</text:span></text:p>
      <text:p text:style-name="P5">{ "_id": 1, "price": 100 }</text:p>
      <text:p text:style-name="P5">{ "_id": 2, "price": 200 }</text:p>
      <text:p text:style-name="P5">{ "_id": 3, "price": 50000 } // Outlier</text:p>
      <text:p text:style-name="P5"/>
      <text:p text:style-name="P8"><text:span text:style-name="Strong_20_Emphasis"><text:span text:style-name="T5">Analysis:</text:span></text:span></text:p>
      <text:p text:style-name="P8"><text:span text:style-name="Source_20_Text">price = 50000</text:span> seems unusually high.<text:line-break/><text:span text:style-name="Strong_20_Emphasis">Solution:</text:span> Use range filters or validation rules to prevent incorrect entries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6:52:15.692341366</meta:creation-date>
    <dc:date>2025-03-11T17:03:14.363283112</dc:date>
    <meta:editing-duration>PT18S</meta:editing-duration>
    <meta:editing-cycles>1</meta:editing-cycles>
    <meta:document-statistic meta:table-count="0" meta:image-count="0" meta:object-count="0" meta:page-count="2" meta:paragraph-count="51" meta:word-count="354" meta:character-count="2308" meta:non-whitespace-character-count="1969"/>
    <meta:generator>LibreOffice/7.3.7.2$Linux_X86_64 LibreOffice_project/30$Build-2</meta:generator>
  </office:meta>
</office:document-meta>
</file>